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0" style:family="table-column">
      <style:table-column-properties fo:break-before="auto" style:column-width="7.408cm"/>
    </style:style>
    <style:style style:name="co21" style:family="table-column">
      <style:table-column-properties fo:break-before="auto" style:column-width="6.922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2.265cm"/>
    </style:style>
    <style:style style:name="co24" style:family="table-column">
      <style:table-column-properties fo:break-before="auto" style:column-width="4.149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4.741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1cm"/>
    </style:style>
    <style:style style:name="co13" style:family="table-column">
      <style:table-column-properties fo:break-before="auto" style:column-width="18.33cm"/>
    </style:style>
    <style:style style:name="co14" style:family="table-column">
      <style:table-column-properties fo:break-before="auto" style:column-width="4.974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6.202cm"/>
    </style:style>
    <style:style style:name="co17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10.351cm"/>
    </style:style>
    <style:style style:name="co19" style:family="table-column">
      <style:table-column-properties fo:break-before="auto" style:column-width="12.04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F" style:font-size-complex="11pt" style:font-style-complex="normal" style:font-weight-complex="bold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fo_générales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5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5" table:default-cell-style-name="ce3"/>
        <table:table-column table:style-name="co9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ypes primitifs</text:p>
          </table:table-cell>
          <table:table-cell table:style-name="ce8" office:value-type="string" calcext:value-type="string">
            <text:p>Abbréviation</text:p>
          </table:table-cell>
          <table:table-cell table:style-name="ce8" office:value-type="string" calcext:value-type="string">
            <text:p>Nombre d’octets</text:p>
          </table:table-cell>
          <table:table-cell table:style-name="ce9" office:value-type="string" calcext:value-type="string">
            <text:p>Nombre de bits</text:p>
          </table:table-cell>
          <table:table-cell/>
          <table:table-cell table:style-name="ce6" office:value-type="string" calcext:value-type="string">
            <text:p>Structure</text:p>
          </table:table-cell>
          <table:table-cell table:style-name="ce6" office:value-type="string" calcext:value-type="string">
            <text:p>Abbréviation</text:p>
          </table:table-cell>
          <table:table-cell table:style-name="ce6" office:value-type="string" calcext:value-type="string">
            <text:p>Composition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formula="of:=8*[Info_générales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SITION_XYO (XYO) COURBURE (float) SPEED (float) STOP POINT (bool) END_OF_TRAJECTORY (boo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formula="of:=8*[Info_générales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8*[Info_générales.C5]" office:value-type="float" office:value="8" calcext:value-type="float">
            <text:p>8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table:formula="of:=8*[Info_générales.C6]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num</text:p>
          </table:table-cell>
          <table:table-cell table:style-name="ce8" office:value-type="string" calcext:value-type="string">
            <text:p>Nom (valeur)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AT_MOUVEMENT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R_AWAY (0x08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_TRAJ (0x10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a commande a fonctionné nominal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a commande a rencontré un problè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_CONTROL_LEVEL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Aucun moteur ne peut bou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WM_CONTROLLED (0x01)</text:p>
          </table:table-cell>
          <table:table-cell office:value-type="string" calcext:value-type="string">
            <text:p>Les PWM sont envoyés auw moteu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_CONTROLED (0x02)</text:p>
          </table:table-cell>
          <table:table-cell office:value-type="string" calcext:value-type="string">
            <text:p>Les PWM sont calculés par l'asservissement en vites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LATION_CONTROLLED (0x03)</text:p>
          </table:table-cell>
          <table:table-cell office:value-type="string" calcext:value-type="string">
            <text:p>La vitesse consigne est calculée par l'asservissement en transl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JECTORY_CONTROLLED (0x04)</text:p>
          </table:table-cell>
          <table:table-cell office:value-type="string" calcext:value-type="string">
            <text:p>La consigne en courbure et la distance à parcourir sont contrôlées par l'asservissement sur trajecto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OR_TO_TEST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Moteur auquel s'appliquent les ordres SET_PWM, SPEED_KP, etc…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NT_LEFT (0x0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NT_RIGHT (0x02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LEFT (0x0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RIGHT (0x04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8" office:value-type="string" calcext:value-type="string">
            <text:p>Unité</text:p>
          </table:table-cell>
          <table:table-cell table:style-name="ce9" office:value-type="string" calcext:value-type="string">
            <text:p>Repè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Format des données de capteur (int32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Valeurs réservé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apteur HS (débranché, brûlé, noyé, etc…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s de nouvelle mesure effectuée pour l'instant (si une valeur est nécessaire, utiliser celle donnée dans la trame précéd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Obstacle trop proche pour effectuer une mesure précise (si une valeur est nécessaire, utiliser le minimum qui ait du sens. <text:span text:style-name="T1">Non</text:span> utilisable pour un recalage dynamique sur bord de t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ucun obstacle détecté, on fonçe !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utres val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4 -&gt; MAX_INT32</text:p>
          </table:table-cell>
          <table:table-cell office:value-type="string" calcext:value-type="string">
            <text:p>Distance de l'obstacle détecté, en mm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ux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1020" table:default-cell-style-name="ce3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_AND_SENSOR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SITION_XYO (XYO) COURBURE (float) TRAJECTORY_INDEX (int32) SENSORS (SSR)</text:p>
          </table:table-cell>
          <table:table-cell office:value-type="string" calcext:value-type="string">
            <text:p>Les données d’odométrie doivent être, dans la même mesure du possible, mesurées simultanément aux capteu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Y_ORDER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M_TRAJECTO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_PID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_PI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JECTORY_PID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ING_MG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PING_MG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longs" table:style-name="ta2">
        <table:table-column table:style-name="co14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9" table:number-columns-repeated="1019" table:default-cell-style-name="ce3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Identifiant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Réponse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int32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courts" table:style-name="ta2"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4" table:default-cell-style-name="ce10"/>
        <table:table-column table:style-name="co19" table:default-cell-style-name="ce10"/>
        <table:table-column table:style-name="co9" table:number-columns-repeated="1019" table:default-cell-style-name="ce10"/>
        <table:table-row table:style-name="ro1"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Identifiant</text:p>
          </table:table-cell>
          <table:table-cell table:style-name="ce12" office:value-type="string" calcext:value-type="string">
            <text:p>Données</text:p>
          </table:table-cell>
          <table:table-cell table:style-name="ce12" office:value-type="string" calcext:value-type="string">
            <text:p>Réponse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 (int32)</text:p>
          </table:table-cell>
          <table:table-cell office:value-type="string" calcext:value-type="string">
            <text:p>Permet de savoir si le LL est présent ou n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EN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[TRAJECTORY_POINT, … ]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Ajoute tous les TRAJECTORY_POINT fournis à la suite de la trajectoire couran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_TRAJECTORY_POINTS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INDEX (int32)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Tous les points dont l'indice est supérieur ou égal à l'indice en paramètre doivent être détruits (ils ne font plus partis de la trajectoir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8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0x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ffiche dans le canal INFO les constantes d'asserviss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0x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auvegarde les réglages courants dans l'EEPR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_DEFAULTS</text:p>
          </table:table-cell>
          <table:table-cell office:value-type="string" calcext:value-type="string">
            <text:p>0x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établis les réglages par défaut à l'aide des données du code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BATTERY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TERY_LEVEL (int32)</text:p>
          </table:table-cell>
          <table:table-cell office:value-type="string" calcext:value-type="string">
            <text:p>Renvoie le pourcentage de batterie res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ONTROL_LEVEL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MOTION_CONTROL_LEVEL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églage du niveau de contrôle de la position/vitesse/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OTOR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MOTOR_TO_TEST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élection du moteur à régler et t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MANUAL_MOVE</text:p>
          </table:table-cell>
          <table:table-cell office:value-type="string" calcext:value-type="string">
            <text:p>0x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émarre un mouvement, sans point de 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WM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PWM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PWM du moteur cou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AX_SPEED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MAX_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vitesse (car si la transation n'est pas contrôlée, la consigne en vitesse est la vitesse maxima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DISTANCE_TO_DRIVE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DISTANCE_TO_DRIV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URVATURE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courb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CONSTANTS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KP (float) KI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ATION_CONSTANTS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KP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JECTORY_CONSTANTS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K1 (float) K2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ING_CONSTANTS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SENSIBILITY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_CONSTANTS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TOPPED_SPEED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ACCELERATION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AC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DECELERATION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DE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CURVATURE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6:00:55.44719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03-17T10:41:51Z</meta:creation-date>
    <dc:date>2018-04-11T16:07:18.281038434</dc:date>
    <meta:editing-cycles>9</meta:editing-cycles>
    <meta:editing-duration>PT1H3M54S</meta:editing-duration>
    <meta:document-statistic meta:table-count="4" meta:cell-count="307" meta:object-count="0"/>
  </office:meta>
</office:document-meta>
</file>